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ubik" svg:font-family="Rubik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32323" loext:opacity="100%" style:font-name="Rubik" fo:font-size="9.60000038146973pt" fo:letter-spacing="normal" fo:font-style="normal" fo:font-weight="normal"/>
    </style:style>
    <style:style style:name="T2" style:family="text">
      <style:text-properties fo:font-variant="normal" fo:text-transform="none" fo:color="#232323" loext:opacity="100%" style:font-name="Rubik" fo:font-size="9.60000038146973pt" fo:letter-spacing="normal" fo:font-style="normal" fo:font-weight="normal" officeooo:rsid="00040bad"/>
    </style:style>
    <style:style style:name="T3" style:family="text">
      <style:text-properties fo:font-variant="normal" fo:text-transform="none" fo:color="#232323" loext:opacity="100%" fo:letter-spacing="normal"/>
    </style:style>
    <style:style style:name="T4" style:family="text">
      <style:text-properties officeooo:rsid="00040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galaxy-wide known cult Shine Tomorrow has taken over the Power Generators in the Center of the Galaxy, and you must wreck their plans!</text:span><text:line-break/><text:span text:style-name="T1">Jump into battle in this new side-scrolling shoot-em-up with many new unlockable weapon types and face enemies and obstacles from every corner of the Milkdromeda Galaxy.</text:span><text:line-break/><text:line-break/><text:span text:style-name="T1">Spacewing is also joined by Jimble, an extraterrestrial bounty hunter who can be controlled by a second player at any time. Destroy your enemies as you make your way through a galaxy of wonders, and gather enough energy to reach Power Generators and uncover this conspiracy!</text:span><text:line-break/><text:line-break/><text:span text:style-name="T1">With a stylish 16-bit vibe, this gripping sci-fi adventure features accessible yet intense mechanics in the form of quick weapon swapping, along with many secret areas and strange transformations that change the way the game plays.  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ubik" svg:font-family="Rubik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3-05-23T18:50:58.551000000</dc:date>
    <meta:editing-duration>PT7M47S</meta:editing-duration>
    <meta:editing-cycles>3</meta:editing-cycles>
    <meta:document-statistic meta:table-count="0" meta:image-count="0" meta:object-count="0" meta:page-count="1" meta:paragraph-count="1" meta:word-count="132" meta:character-count="820" meta:non-whitespace-character-count="684"/>
  </office:meta>
</office:document-meta>
</file>